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9ae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46.15mm">
            <draw:object draw:notify-on-update-of-ranges="Sheet1.A1:Sheet1.A25 Sheet1.B1:Sheet1.B25 Sheet1.B28:Sheet1.B52 Sheet1.A1:Sheet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4000" calcext:value-type="float">
            <text:p>4000</text:p>
          </table:table-cell>
          <table:table-cell table:formula="of:=([.C1]+[.D1]+[.E1]+[.F1]+[.G1]+[.H1]+[.I1]+[.J1]+[.K1]+[.L1])/10" office:value-type="float" office:value="0.0003836" calcext:value-type="float">
            <text:p>0.0003836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425" calcext:value-type="float">
            <text:p>0.0004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2]+[.D2]+[.E2]+[.F2]+[.G2]+[.H2]+[.I2]+[.J2]+[.K2]+[.L2])/10" office:value-type="float" office:value="0.0008658" calcext:value-type="float">
            <text:p>0.0008658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906" calcext:value-type="float">
            <text:p>0.0009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3]+[.D3]+[.E3]+[.F3]+[.G3]+[.H3]+[.I3]+[.J3]+[.K3]+[.L3])/10" office:value-type="float" office:value="0.0012604" calcext:value-type="float">
            <text:p>0.0012604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4]+[.D4]+[.E4]+[.F4]+[.G4]+[.H4]+[.I4]+[.J4]+[.K4]+[.L4])/10" office:value-type="float" office:value="0.0016322" calcext:value-type="float">
            <text:p>0.0016322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671" calcext:value-type="float">
            <text:p>0.0016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5]+[.D5]+[.E5]+[.F5]+[.G5]+[.H5]+[.I5]+[.J5]+[.K5]+[.L5])/10" office:value-type="float" office:value="0.0020969" calcext:value-type="float">
            <text:p>0.002096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6]+[.D6]+[.E6]+[.F6]+[.G6]+[.H6]+[.I6]+[.J6]+[.K6]+[.L6])/10" office:value-type="float" office:value="0.0025365" calcext:value-type="float">
            <text:p>0.0025365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482" calcext:value-type="float">
            <text:p>0.00248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7]+[.D7]+[.E7]+[.F7]+[.G7]+[.H7]+[.I7]+[.J7]+[.K7]+[.L7])/10" office:value-type="float" office:value="0.002997" calcext:value-type="float">
            <text:p>0.002997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3021" calcext:value-type="float">
            <text:p>0.00302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8]+[.D8]+[.E8]+[.F8]+[.G8]+[.H8]+[.I8]+[.J8]+[.K8]+[.L8])/10" office:value-type="float" office:value="0.0034228" calcext:value-type="float">
            <text:p>0.0034228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3402" calcext:value-type="float">
            <text:p>0.00340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9]+[.D9]+[.E9]+[.F9]+[.G9]+[.H9]+[.I9]+[.J9]+[.K9]+[.L9])/10" office:value-type="float" office:value="0.0039299" calcext:value-type="float">
            <text:p>0.0039299</text:p>
          </table:table-cell>
          <table:table-cell office:value-type="float" office:value="0.003837" calcext:value-type="float">
            <text:p>0.003837</text:p>
          </table:table-cell>
          <table:table-cell table:number-columns-repeated="2" office:value-type="float" office:value="0.003854" calcext:value-type="float">
            <text:p>0.003854</text:p>
          </table:table-cell>
          <table:table-cell office:value-type="float" office:value="0.004108" calcext:value-type="float">
            <text:p>0.004108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4214" calcext:value-type="float">
            <text:p>0.004214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884" calcext:value-type="float">
            <text:p>0.00388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0]+[.D10]+[.E10]+[.F10]+[.G10]+[.H10]+[.I10]+[.J10]+[.K10]+[.L10])/10" office:value-type="float" office:value="0.0043796" calcext:value-type="float">
            <text:p>0.0043796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257" calcext:value-type="float">
            <text:p>0.004257</text:p>
          </table:table-cell>
          <table:table-cell office:value-type="float" office:value="0.004281" calcext:value-type="float">
            <text:p>0.00428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1]+[.D11]+[.E11]+[.F11]+[.G11]+[.H11]+[.I11]+[.J11]+[.K11]+[.L11])/10" office:value-type="float" office:value="0.004812" calcext:value-type="float">
            <text:p>0.004812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04919" calcext:value-type="float">
            <text:p>0.004919</text:p>
          </table:table-cell>
          <table:table-cell office:value-type="float" office:value="0.004767" calcext:value-type="float">
            <text:p>0.004767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004767" calcext:value-type="float">
            <text:p>0.00476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2]+[.D12]+[.E12]+[.F12]+[.G12]+[.H12]+[.I12]+[.J12]+[.K12]+[.L12])/10" office:value-type="float" office:value="0.0053056" calcext:value-type="float">
            <text:p>0.0053056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005206" calcext:value-type="float">
            <text:p>0.00520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3]+[.D13]+[.E13]+[.F13]+[.G13]+[.H13]+[.I13]+[.J13]+[.K13]+[.L13])/10" office:value-type="float" office:value="0.0057686" calcext:value-type="float">
            <text:p>0.0057686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5795" calcext:value-type="float">
            <text:p>0.005795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005852" calcext:value-type="float">
            <text:p>0.005852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0.005641" calcext:value-type="float">
            <text:p>0.00564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4]+[.D14]+[.E14]+[.F14]+[.G14]+[.H14]+[.I14]+[.J14]+[.K14]+[.L14])/10" office:value-type="float" office:value="0.0063214" calcext:value-type="float">
            <text:p>0.0063214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0.006255" calcext:value-type="float">
            <text:p>0.006255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6169" calcext:value-type="float">
            <text:p>0.006169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0.006183" calcext:value-type="float">
            <text:p>0.00618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5]+[.D15]+[.E15]+[.F15]+[.G15]+[.H15]+[.I15]+[.J15]+[.K15]+[.L15])/10" office:value-type="float" office:value="0.0069199" calcext:value-type="float">
            <text:p>0.006919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0.007077" calcext:value-type="float">
            <text:p>0.007077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6756" calcext:value-type="float">
            <text:p>0.006756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6]+[.D16]+[.E16]+[.F16]+[.G16]+[.H16]+[.I16]+[.J16]+[.K16]+[.L16])/10" office:value-type="float" office:value="0.0073806" calcext:value-type="float">
            <text:p>0.0073806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.007374" calcext:value-type="float">
            <text:p>0.007374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0.007297" calcext:value-type="float">
            <text:p>0.007297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7]+[.D17]+[.E17]+[.F17]+[.G17]+[.H17]+[.I17]+[.J17]+[.K17]+[.L17])/10" office:value-type="float" office:value="0.0077656" calcext:value-type="float">
            <text:p>0.007765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0.007926" calcext:value-type="float">
            <text:p>0.007926</text:p>
          </table:table-cell>
          <table:table-cell office:value-type="float" office:value="0.007982" calcext:value-type="float">
            <text:p>0.007982</text:p>
          </table:table-cell>
          <table:table-cell office:value-type="float" office:value="0.007822" calcext:value-type="float">
            <text:p>0.007822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0.007723" calcext:value-type="float">
            <text:p>0.007723</text:p>
          </table:table-cell>
          <table:table-cell office:value-type="float" office:value="0.007699" calcext:value-type="float">
            <text:p>0.007699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0.007591" calcext:value-type="float">
            <text:p>0.007591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18]+[.D18]+[.E18]+[.F18]+[.G18]+[.H18]+[.I18]+[.J18]+[.K18]+[.L18])/10" office:value-type="float" office:value="0.0081145" calcext:value-type="float">
            <text:p>0.0081145</text:p>
          </table:table-cell>
          <table:table-cell office:value-type="float" office:value="0.008148" calcext:value-type="float">
            <text:p>0.008148</text:p>
          </table:table-cell>
          <table:table-cell office:value-type="float" office:value="0.008302" calcext:value-type="float">
            <text:p>0.008302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989" calcext:value-type="float">
            <text:p>0.007989</text:p>
          </table:table-cell>
          <table:table-cell office:value-type="float" office:value="0.007967" calcext:value-type="float">
            <text:p>0.007967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8004" calcext:value-type="float">
            <text:p>0.008004</text:p>
          </table:table-cell>
          <table:table-cell office:value-type="float" office:value="0.007766" calcext:value-type="float">
            <text:p>0.007766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19]+[.D19]+[.E19]+[.F19]+[.G19]+[.H19]+[.I19]+[.J19]+[.K19]+[.L19])/10" office:value-type="float" office:value="0.0087556" calcext:value-type="float">
            <text:p>0.0087556</text:p>
          </table:table-cell>
          <table:table-cell office:value-type="float" office:value="0.008926" calcext:value-type="float">
            <text:p>0.008926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0.008935" calcext:value-type="float">
            <text:p>0.008935</text:p>
          </table:table-cell>
          <table:table-cell office:value-type="float" office:value="0.008951" calcext:value-type="float">
            <text:p>0.008951</text:p>
          </table:table-cell>
          <table:table-cell office:value-type="float" office:value="0.008609" calcext:value-type="float">
            <text:p>0.008609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0]+[.D20]+[.E20]+[.F20]+[.G20]+[.H20]+[.I20]+[.J20]+[.K20]+[.L20])/10" office:value-type="float" office:value="0.0092896" calcext:value-type="float">
            <text:p>0.0092896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9394" calcext:value-type="float">
            <text:p>0.009394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.009379" calcext:value-type="float">
            <text:p>0.00937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09563" calcext:value-type="float">
            <text:p>0.009563</text:p>
          </table:table-cell>
          <table:table-cell office:value-type="float" office:value="0.009514" calcext:value-type="float">
            <text:p>0.009514</text:p>
          </table:table-cell>
          <table:table-cell office:value-type="float" office:value="0.009074" calcext:value-type="float">
            <text:p>0.009074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009121" calcext:value-type="float">
            <text:p>0.00912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1]+[.D21]+[.E21]+[.F21]+[.G21]+[.H21]+[.I21]+[.J21]+[.K21]+[.L21])/10" office:value-type="float" office:value="0.0096516" calcext:value-type="float">
            <text:p>0.0096516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0.009929" calcext:value-type="float">
            <text:p>0.009929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9513" calcext:value-type="float">
            <text:p>0.009513</text:p>
          </table:table-cell>
          <table:table-cell office:value-type="float" office:value="0.009482" calcext:value-type="float">
            <text:p>0.009482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09649" calcext:value-type="float">
            <text:p>0.009649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2]+[.D22]+[.E22]+[.F22]+[.G22]+[.H22]+[.I22]+[.J22]+[.K22]+[.L22])/10" office:value-type="float" office:value="0.0104628" calcext:value-type="float">
            <text:p>0.0104628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0.010281" calcext:value-type="float">
            <text:p>0.010281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0.010403" calcext:value-type="float">
            <text:p>0.010403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3]+[.D23]+[.E23]+[.F23]+[.G23]+[.H23]+[.I23]+[.J23]+[.K23]+[.L23])/10" office:value-type="float" office:value="0.0107829" calcext:value-type="float">
            <text:p>0.0107829</text:p>
          </table:table-cell>
          <table:table-cell office:value-type="float" office:value="0.010797" calcext:value-type="float">
            <text:p>0.010797</text:p>
          </table:table-cell>
          <table:table-cell office:value-type="float" office:value="0.011083" calcext:value-type="float">
            <text:p>0.011083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10834" calcext:value-type="float">
            <text:p>0.01083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0733" calcext:value-type="float">
            <text:p>0.01073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4]+[.D24]+[.E24]+[.F24]+[.G24]+[.H24]+[.I24]+[.J24]+[.K24]+[.L24])/10" office:value-type="float" office:value="0.0111901" calcext:value-type="float">
            <text:p>0.0111901</text:p>
          </table:table-cell>
          <table:table-cell office:value-type="float" office:value="0.011366" calcext:value-type="float">
            <text:p>0.011366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011119" calcext:value-type="float">
            <text:p>0.011119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5]+[.D25]+[.E25]+[.F25]+[.G25]+[.H25]+[.I25]+[.J25]+[.K25]+[.L25])/10" office:value-type="float" office:value="0.0125121" calcext:value-type="float">
            <text:p>0.0125121</text:p>
          </table:table-cell>
          <table:table-cell office:value-type="float" office:value="0.013734" calcext:value-type="float">
            <text:p>0.013734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.012488" calcext:value-type="float">
            <text:p>0.012488</text:p>
          </table:table-cell>
          <table:table-cell office:value-type="float" office:value="0.012546" calcext:value-type="float">
            <text:p>0.012546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012556" calcext:value-type="float">
            <text:p>0.012556</text:p>
          </table:table-cell>
          <table:table-cell office:value-type="float" office:value="0.012373" calcext:value-type="float">
            <text:p>0.012373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.012189" calcext:value-type="float">
            <text:p>0.012189</text:p>
          </table:table-cell>
          <table:table-cell office:value-type="float" office:value="0.012622" calcext:value-type="float">
            <text:p>0.01262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table:formula="of:=([.C28]+[.D28]+[.E28]+[.F28]+[.G28]+[.H28]+[.I28]+[.J28]+[.K28]+[.L28])/10" office:value-type="float" office:value="0.013685" calcext:value-type="float">
            <text:p>0.013685</text:p>
          </table:table-cell>
          <table:table-cell table:style-name="ce1" office:value-type="float" office:value="0.015815" calcext:value-type="float">
            <text:p>0.015815</text:p>
          </table:table-cell>
          <table:table-cell table:style-name="ce1" office:value-type="float" office:value="0.013838" calcext:value-type="float">
            <text:p>0.013838</text:p>
          </table:table-cell>
          <table:table-cell table:style-name="ce1" office:value-type="float" office:value="0.013877" calcext:value-type="float">
            <text:p>0.013877</text:p>
          </table:table-cell>
          <table:table-cell table:style-name="ce1" office:value-type="float" office:value="0.013443" calcext:value-type="float">
            <text:p>0.013443</text:p>
          </table:table-cell>
          <table:table-cell table:style-name="ce1" office:value-type="float" office:value="0.013081" calcext:value-type="float">
            <text:p>0.013081</text:p>
          </table:table-cell>
          <table:table-cell table:style-name="ce1" office:value-type="float" office:value="0.013609" calcext:value-type="float">
            <text:p>0.013609</text:p>
          </table:table-cell>
          <table:table-cell table:style-name="ce1" office:value-type="float" office:value="0.013489" calcext:value-type="float">
            <text:p>0.013489</text:p>
          </table:table-cell>
          <table:table-cell table:style-name="ce1" office:value-type="float" office:value="0.013323" calcext:value-type="float">
            <text:p>0.013323</text:p>
          </table:table-cell>
          <table:table-cell table:style-name="ce1" office:value-type="float" office:value="0.013198" calcext:value-type="float">
            <text:p>0.013198</text:p>
          </table:table-cell>
          <table:table-cell table:style-name="ce1" office:value-type="float" office:value="0.013177" calcext:value-type="float">
            <text:p>0.013177</text:p>
          </table:table-cell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table:formula="of:=([.C29]+[.D29]+[.E29]+[.F29]+[.G29]+[.H29]+[.I29]+[.J29]+[.K29]+[.L29])/10" office:value-type="float" office:value="0.0524105" calcext:value-type="float">
            <text:p>0.0524105</text:p>
          </table:table-cell>
          <table:table-cell table:style-name="ce1" office:value-type="float" office:value="0.05373" calcext:value-type="float">
            <text:p>0.05373</text:p>
          </table:table-cell>
          <table:table-cell table:style-name="ce1" office:value-type="float" office:value="0.053368" calcext:value-type="float">
            <text:p>0.053368</text:p>
          </table:table-cell>
          <table:table-cell table:style-name="ce1" office:value-type="float" office:value="0.051914" calcext:value-type="float">
            <text:p>0.051914</text:p>
          </table:table-cell>
          <table:table-cell table:style-name="ce1" office:value-type="float" office:value="0.052557" calcext:value-type="float">
            <text:p>0.052557</text:p>
          </table:table-cell>
          <table:table-cell table:style-name="ce1" office:value-type="float" office:value="0.05229" calcext:value-type="float">
            <text:p>0.05229</text:p>
          </table:table-cell>
          <table:table-cell table:style-name="ce1" office:value-type="float" office:value="0.052022" calcext:value-type="float">
            <text:p>0.052022</text:p>
          </table:table-cell>
          <table:table-cell table:style-name="ce1" office:value-type="float" office:value="0.051955" calcext:value-type="float">
            <text:p>0.051955</text:p>
          </table:table-cell>
          <table:table-cell table:style-name="ce1" office:value-type="float" office:value="0.051873" calcext:value-type="float">
            <text:p>0.051873</text:p>
          </table:table-cell>
          <table:table-cell table:style-name="ce1" office:value-type="float" office:value="0.052015" calcext:value-type="float">
            <text:p>0.052015</text:p>
          </table:table-cell>
          <table:table-cell table:style-name="ce1" office:value-type="float" office:value="0.052381" calcext:value-type="float">
            <text:p>0.052381</text:p>
          </table:table-cell>
        </table:table-row>
        <table:table-row table:style-name="ro1">
          <table:table-cell table:style-name="ce1" office:value-type="float" office:value="12000" calcext:value-type="float">
            <text:p>12000</text:p>
          </table:table-cell>
          <table:table-cell table:style-name="ce1" table:formula="of:=([.C30]+[.D30]+[.E30]+[.F30]+[.G30]+[.H30]+[.I30]+[.J30]+[.K30]+[.L30])/10" office:value-type="float" office:value="0.1178577" calcext:value-type="float">
            <text:p>0.1178577</text:p>
          </table:table-cell>
          <table:table-cell table:style-name="ce1" office:value-type="float" office:value="0.118764" calcext:value-type="float">
            <text:p>0.118764</text:p>
          </table:table-cell>
          <table:table-cell table:style-name="ce1" office:value-type="float" office:value="0.118507" calcext:value-type="float">
            <text:p>0.118507</text:p>
          </table:table-cell>
          <table:table-cell table:style-name="ce1" office:value-type="float" office:value="0.117751" calcext:value-type="float">
            <text:p>0.117751</text:p>
          </table:table-cell>
          <table:table-cell table:style-name="ce1" office:value-type="float" office:value="0.118963" calcext:value-type="float">
            <text:p>0.118963</text:p>
          </table:table-cell>
          <table:table-cell table:style-name="ce1" office:value-type="float" office:value="0.115943" calcext:value-type="float">
            <text:p>0.115943</text:p>
          </table:table-cell>
          <table:table-cell table:style-name="ce1" office:value-type="float" office:value="0.117675" calcext:value-type="float">
            <text:p>0.117675</text:p>
          </table:table-cell>
          <table:table-cell table:style-name="ce1" office:value-type="float" office:value="0.118301" calcext:value-type="float">
            <text:p>0.118301</text:p>
          </table:table-cell>
          <table:table-cell table:style-name="ce1" office:value-type="float" office:value="0.116267" calcext:value-type="float">
            <text:p>0.116267</text:p>
          </table:table-cell>
          <table:table-cell table:style-name="ce1" office:value-type="float" office:value="0.118005" calcext:value-type="float">
            <text:p>0.118005</text:p>
          </table:table-cell>
          <table:table-cell table:style-name="ce1" office:value-type="float" office:value="0.118401" calcext:value-type="float">
            <text:p>0.118401</text:p>
          </table:table-cell>
        </table:table-row>
        <table:table-row table:style-name="ro1">
          <table:table-cell table:style-name="ce1" office:value-type="float" office:value="16000" calcext:value-type="float">
            <text:p>16000</text:p>
          </table:table-cell>
          <table:table-cell table:style-name="ce1" table:formula="of:=([.C31]+[.D31]+[.E31]+[.F31]+[.G31]+[.H31]+[.I31]+[.J31]+[.K31]+[.L31])/10" office:value-type="float" office:value="0.2093507" calcext:value-type="float">
            <text:p>0.2093507</text:p>
          </table:table-cell>
          <table:table-cell table:style-name="ce1" office:value-type="float" office:value="0.211666" calcext:value-type="float">
            <text:p>0.211666</text:p>
          </table:table-cell>
          <table:table-cell table:style-name="ce1" office:value-type="float" office:value="0.207448" calcext:value-type="float">
            <text:p>0.207448</text:p>
          </table:table-cell>
          <table:table-cell table:style-name="ce1" office:value-type="float" office:value="0.209642" calcext:value-type="float">
            <text:p>0.209642</text:p>
          </table:table-cell>
          <table:table-cell table:style-name="ce1" office:value-type="float" office:value="0.210768" calcext:value-type="float">
            <text:p>0.210768</text:p>
          </table:table-cell>
          <table:table-cell table:style-name="ce1" office:value-type="float" office:value="0.208424" calcext:value-type="float">
            <text:p>0.208424</text:p>
          </table:table-cell>
          <table:table-cell table:style-name="ce1" office:value-type="float" office:value="0.210479" calcext:value-type="float">
            <text:p>0.210479</text:p>
          </table:table-cell>
          <table:table-cell table:style-name="ce1" office:value-type="float" office:value="0.209203" calcext:value-type="float">
            <text:p>0.209203</text:p>
          </table:table-cell>
          <table:table-cell table:style-name="ce1" office:value-type="float" office:value="0.208874" calcext:value-type="float">
            <text:p>0.208874</text:p>
          </table:table-cell>
          <table:table-cell table:style-name="ce1" office:value-type="float" office:value="0.20819" calcext:value-type="float">
            <text:p>0.20819</text:p>
          </table:table-cell>
          <table:table-cell table:style-name="ce1" office:value-type="float" office:value="0.208813" calcext:value-type="float">
            <text:p>0.208813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table:formula="of:=([.C32]+[.D32]+[.E32]+[.F32]+[.G32]+[.H32]+[.I32]+[.J32]+[.K32]+[.L32])/10" office:value-type="float" office:value="0.3272508" calcext:value-type="float">
            <text:p>0.3272508</text:p>
          </table:table-cell>
          <table:table-cell table:style-name="ce1" office:value-type="float" office:value="0.330689" calcext:value-type="float">
            <text:p>0.330689</text:p>
          </table:table-cell>
          <table:table-cell table:style-name="ce1" office:value-type="float" office:value="0.326415" calcext:value-type="float">
            <text:p>0.326415</text:p>
          </table:table-cell>
          <table:table-cell table:style-name="ce1" office:value-type="float" office:value="0.325613" calcext:value-type="float">
            <text:p>0.325613</text:p>
          </table:table-cell>
          <table:table-cell table:style-name="ce1" office:value-type="float" office:value="0.327564" calcext:value-type="float">
            <text:p>0.327564</text:p>
          </table:table-cell>
          <table:table-cell table:style-name="ce1" office:value-type="float" office:value="0.327145" calcext:value-type="float">
            <text:p>0.327145</text:p>
          </table:table-cell>
          <table:table-cell table:style-name="ce1" office:value-type="float" office:value="0.325313" calcext:value-type="float">
            <text:p>0.325313</text:p>
          </table:table-cell>
          <table:table-cell table:style-name="ce1" office:value-type="float" office:value="0.327163" calcext:value-type="float">
            <text:p>0.327163</text:p>
          </table:table-cell>
          <table:table-cell table:style-name="ce1" office:value-type="float" office:value="0.325724" calcext:value-type="float">
            <text:p>0.325724</text:p>
          </table:table-cell>
          <table:table-cell table:style-name="ce1" office:value-type="float" office:value="0.328232" calcext:value-type="float">
            <text:p>0.328232</text:p>
          </table:table-cell>
          <table:table-cell table:style-name="ce1" office:value-type="float" office:value="0.32865" calcext:value-type="float">
            <text:p>0.32865</text:p>
          </table:table-cell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style-name="ce1" table:formula="of:=([.C33]+[.D33]+[.E33]+[.F33]+[.G33]+[.H33]+[.I33]+[.J33]+[.K33]+[.L33])/10" office:value-type="float" office:value="0.4726259" calcext:value-type="float">
            <text:p>0.4726259</text:p>
          </table:table-cell>
          <table:table-cell table:style-name="ce1" office:value-type="float" office:value="0.47489" calcext:value-type="float">
            <text:p>0.47489</text:p>
          </table:table-cell>
          <table:table-cell table:style-name="ce1" office:value-type="float" office:value="0.47257" calcext:value-type="float">
            <text:p>0.47257</text:p>
          </table:table-cell>
          <table:table-cell table:style-name="ce1" office:value-type="float" office:value="0.471294" calcext:value-type="float">
            <text:p>0.471294</text:p>
          </table:table-cell>
          <table:table-cell table:style-name="ce1" office:value-type="float" office:value="0.475906" calcext:value-type="float">
            <text:p>0.475906</text:p>
          </table:table-cell>
          <table:table-cell table:style-name="ce1" office:value-type="float" office:value="0.472859" calcext:value-type="float">
            <text:p>0.472859</text:p>
          </table:table-cell>
          <table:table-cell table:style-name="ce1" office:value-type="float" office:value="0.472806" calcext:value-type="float">
            <text:p>0.472806</text:p>
          </table:table-cell>
          <table:table-cell table:style-name="ce1" office:value-type="float" office:value="0.469554" calcext:value-type="float">
            <text:p>0.469554</text:p>
          </table:table-cell>
          <table:table-cell table:style-name="ce1" office:value-type="float" office:value="0.472091" calcext:value-type="float">
            <text:p>0.472091</text:p>
          </table:table-cell>
          <table:table-cell table:style-name="ce1" office:value-type="float" office:value="0.472361" calcext:value-type="float">
            <text:p>0.472361</text:p>
          </table:table-cell>
          <table:table-cell table:style-name="ce1" office:value-type="float" office:value="0.471928" calcext:value-type="float">
            <text:p>0.471928</text:p>
          </table:table-cell>
        </table:table-row>
        <table:table-row table:style-name="ro1">
          <table:table-cell table:style-name="ce1" office:value-type="float" office:value="28000" calcext:value-type="float">
            <text:p>28000</text:p>
          </table:table-cell>
          <table:table-cell table:style-name="ce1" table:formula="of:=([.C34]+[.D34]+[.E34]+[.F34]+[.G34]+[.H34]+[.I34]+[.J34]+[.K34]+[.L34])/10" office:value-type="float" office:value="0.6425901" calcext:value-type="float">
            <text:p>0.6425901</text:p>
          </table:table-cell>
          <table:table-cell table:style-name="ce1" office:value-type="float" office:value="0.649738" calcext:value-type="float">
            <text:p>0.649738</text:p>
          </table:table-cell>
          <table:table-cell table:style-name="ce1" office:value-type="float" office:value="0.641361" calcext:value-type="float">
            <text:p>0.641361</text:p>
          </table:table-cell>
          <table:table-cell table:style-name="ce1" office:value-type="float" office:value="0.640661" calcext:value-type="float">
            <text:p>0.640661</text:p>
          </table:table-cell>
          <table:table-cell table:style-name="ce1" office:value-type="float" office:value="0.645246" calcext:value-type="float">
            <text:p>0.645246</text:p>
          </table:table-cell>
          <table:table-cell table:style-name="ce1" office:value-type="float" office:value="0.643897" calcext:value-type="float">
            <text:p>0.643897</text:p>
          </table:table-cell>
          <table:table-cell table:style-name="ce1" office:value-type="float" office:value="0.64065" calcext:value-type="float">
            <text:p>0.64065</text:p>
          </table:table-cell>
          <table:table-cell table:style-name="ce1" office:value-type="float" office:value="0.642299" calcext:value-type="float">
            <text:p>0.642299</text:p>
          </table:table-cell>
          <table:table-cell table:style-name="ce1" office:value-type="float" office:value="0.640795" calcext:value-type="float">
            <text:p>0.640795</text:p>
          </table:table-cell>
          <table:table-cell table:style-name="ce1" office:value-type="float" office:value="0.642646" calcext:value-type="float">
            <text:p>0.642646</text:p>
          </table:table-cell>
          <table:table-cell table:style-name="ce1" office:value-type="float" office:value="0.638608" calcext:value-type="float">
            <text:p>0.638608</text:p>
          </table:table-cell>
        </table:table-row>
        <table:table-row table:style-name="ro1">
          <table:table-cell table:style-name="ce1" office:value-type="float" office:value="32000" calcext:value-type="float">
            <text:p>32000</text:p>
          </table:table-cell>
          <table:table-cell table:style-name="ce1" table:formula="of:=([.C35]+[.D35]+[.E35]+[.F35]+[.G35]+[.H35]+[.I35]+[.J35]+[.K35]+[.L35])/10" office:value-type="float" office:value="0.8407799" calcext:value-type="float">
            <text:p>0.8407799</text:p>
          </table:table-cell>
          <table:table-cell table:style-name="ce1" office:value-type="float" office:value="0.841205" calcext:value-type="float">
            <text:p>0.841205</text:p>
          </table:table-cell>
          <table:table-cell table:style-name="ce1" office:value-type="float" office:value="0.837072" calcext:value-type="float">
            <text:p>0.837072</text:p>
          </table:table-cell>
          <table:table-cell table:style-name="ce1" office:value-type="float" office:value="0.841635" calcext:value-type="float">
            <text:p>0.841635</text:p>
          </table:table-cell>
          <table:table-cell table:style-name="ce1" office:value-type="float" office:value="0.837355" calcext:value-type="float">
            <text:p>0.837355</text:p>
          </table:table-cell>
          <table:table-cell table:style-name="ce1" office:value-type="float" office:value="0.838963" calcext:value-type="float">
            <text:p>0.838963</text:p>
          </table:table-cell>
          <table:table-cell table:style-name="ce1" office:value-type="float" office:value="0.841081" calcext:value-type="float">
            <text:p>0.841081</text:p>
          </table:table-cell>
          <table:table-cell table:style-name="ce1" office:value-type="float" office:value="0.840729" calcext:value-type="float">
            <text:p>0.840729</text:p>
          </table:table-cell>
          <table:table-cell table:style-name="ce1" office:value-type="float" office:value="0.840952" calcext:value-type="float">
            <text:p>0.840952</text:p>
          </table:table-cell>
          <table:table-cell table:style-name="ce1" office:value-type="float" office:value="0.846019" calcext:value-type="float">
            <text:p>0.846019</text:p>
          </table:table-cell>
          <table:table-cell table:style-name="ce1" office:value-type="float" office:value="0.842788" calcext:value-type="float">
            <text:p>0.842788</text:p>
          </table:table-cell>
        </table:table-row>
        <table:table-row table:style-name="ro1">
          <table:table-cell table:style-name="ce1" office:value-type="float" office:value="36000" calcext:value-type="float">
            <text:p>36000</text:p>
          </table:table-cell>
          <table:table-cell table:style-name="ce1" table:formula="of:=([.C36]+[.D36]+[.E36]+[.F36]+[.G36]+[.H36]+[.I36]+[.J36]+[.K36]+[.L36])/10" office:value-type="float" office:value="1.06255" calcext:value-type="float">
            <text:p>1.06255</text:p>
          </table:table-cell>
          <table:table-cell table:style-name="ce1" office:value-type="float" office:value="1.06509" calcext:value-type="float">
            <text:p>1.06509</text:p>
          </table:table-cell>
          <table:table-cell table:style-name="ce1" office:value-type="float" office:value="1.05846" calcext:value-type="float">
            <text:p>1.05846</text:p>
          </table:table-cell>
          <table:table-cell table:style-name="ce1" office:value-type="float" office:value="1.06711" calcext:value-type="float">
            <text:p>1.06711</text:p>
          </table:table-cell>
          <table:table-cell table:style-name="ce1" office:value-type="float" office:value="1.06503" calcext:value-type="float">
            <text:p>1.06503</text:p>
          </table:table-cell>
          <table:table-cell table:style-name="ce1" office:value-type="float" office:value="1.06461" calcext:value-type="float">
            <text:p>1.06461</text:p>
          </table:table-cell>
          <table:table-cell table:style-name="ce1" office:value-type="float" office:value="1.06287" calcext:value-type="float">
            <text:p>1.06287</text:p>
          </table:table-cell>
          <table:table-cell table:style-name="ce1" office:value-type="float" office:value="1.06443" calcext:value-type="float">
            <text:p>1.06443</text:p>
          </table:table-cell>
          <table:table-cell table:style-name="ce1" office:value-type="float" office:value="1.05671" calcext:value-type="float">
            <text:p>1.05671</text:p>
          </table:table-cell>
          <table:table-cell table:style-name="ce1" office:value-type="float" office:value="1.06282" calcext:value-type="float">
            <text:p>1.06282</text:p>
          </table:table-cell>
          <table:table-cell table:style-name="ce1" office:value-type="float" office:value="1.05837" calcext:value-type="float">
            <text:p>1.05837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table:formula="of:=([.C37]+[.D37]+[.E37]+[.F37]+[.G37]+[.H37]+[.I37]+[.J37]+[.K37]+[.L37])/10" office:value-type="float" office:value="1.309767" calcext:value-type="float">
            <text:p>1.309767</text:p>
          </table:table-cell>
          <table:table-cell table:style-name="ce1" office:value-type="float" office:value="1.31332" calcext:value-type="float">
            <text:p>1.31332</text:p>
          </table:table-cell>
          <table:table-cell table:style-name="ce1" office:value-type="float" office:value="1.30718" calcext:value-type="float">
            <text:p>1.30718</text:p>
          </table:table-cell>
          <table:table-cell table:style-name="ce1" office:value-type="float" office:value="1.30386" calcext:value-type="float">
            <text:p>1.30386</text:p>
          </table:table-cell>
          <table:table-cell table:style-name="ce1" office:value-type="float" office:value="1.3083" calcext:value-type="float">
            <text:p>1.3083</text:p>
          </table:table-cell>
          <table:table-cell table:style-name="ce1" office:value-type="float" office:value="1.31149" calcext:value-type="float">
            <text:p>1.31149</text:p>
          </table:table-cell>
          <table:table-cell table:style-name="ce1" office:value-type="float" office:value="1.31338" calcext:value-type="float">
            <text:p>1.31338</text:p>
          </table:table-cell>
          <table:table-cell table:style-name="ce1" office:value-type="float" office:value="1.31174" calcext:value-type="float">
            <text:p>1.31174</text:p>
          </table:table-cell>
          <table:table-cell table:style-name="ce1" office:value-type="float" office:value="1.31129" calcext:value-type="float">
            <text:p>1.31129</text:p>
          </table:table-cell>
          <table:table-cell table:style-name="ce1" office:value-type="float" office:value="1.30973" calcext:value-type="float">
            <text:p>1.30973</text:p>
          </table:table-cell>
          <table:table-cell table:style-name="ce1" office:value-type="float" office:value="1.30738" calcext:value-type="float">
            <text:p>1.30738</text:p>
          </table:table-cell>
        </table:table-row>
        <table:table-row table:style-name="ro1">
          <table:table-cell table:style-name="ce1" office:value-type="float" office:value="44000" calcext:value-type="float">
            <text:p>44000</text:p>
          </table:table-cell>
          <table:table-cell table:style-name="ce1" table:formula="of:=([.C38]+[.D38]+[.E38]+[.F38]+[.G38]+[.H38]+[.I38]+[.J38]+[.K38]+[.L38])/10" office:value-type="float" office:value="1.582734" calcext:value-type="float">
            <text:p>1.582734</text:p>
          </table:table-cell>
          <table:table-cell table:style-name="ce1" office:value-type="float" office:value="1.58449" calcext:value-type="float">
            <text:p>1.58449</text:p>
          </table:table-cell>
          <table:table-cell table:style-name="ce1" office:value-type="float" office:value="1.58847" calcext:value-type="float">
            <text:p>1.58847</text:p>
          </table:table-cell>
          <table:table-cell table:style-name="ce1" office:value-type="float" office:value="1.58432" calcext:value-type="float">
            <text:p>1.58432</text:p>
          </table:table-cell>
          <table:table-cell table:style-name="ce1" office:value-type="float" office:value="1.5789" calcext:value-type="float">
            <text:p>1.5789</text:p>
          </table:table-cell>
          <table:table-cell table:style-name="ce1" office:value-type="float" office:value="1.58302" calcext:value-type="float">
            <text:p>1.58302</text:p>
          </table:table-cell>
          <table:table-cell table:style-name="ce1" office:value-type="float" office:value="1.58227" calcext:value-type="float">
            <text:p>1.58227</text:p>
          </table:table-cell>
          <table:table-cell table:style-name="ce1" office:value-type="float" office:value="1.58163" calcext:value-type="float">
            <text:p>1.58163</text:p>
          </table:table-cell>
          <table:table-cell table:style-name="ce1" office:value-type="float" office:value="1.5838" calcext:value-type="float">
            <text:p>1.5838</text:p>
          </table:table-cell>
          <table:table-cell table:style-name="ce1" office:value-type="float" office:value="1.58846" calcext:value-type="float">
            <text:p>1.58846</text:p>
          </table:table-cell>
          <table:table-cell table:style-name="ce1" office:value-type="float" office:value="1.57198" calcext:value-type="float">
            <text:p>1.57198</text:p>
          </table:table-cell>
        </table:table-row>
        <table:table-row table:style-name="ro1">
          <table:table-cell table:style-name="ce1" office:value-type="float" office:value="48000" calcext:value-type="float">
            <text:p>48000</text:p>
          </table:table-cell>
          <table:table-cell table:style-name="ce1" table:formula="of:=([.C39]+[.D39]+[.E39]+[.F39]+[.G39]+[.H39]+[.I39]+[.J39]+[.K39]+[.L39])/10" office:value-type="float" office:value="1.89902" calcext:value-type="float">
            <text:p>1.89902</text:p>
          </table:table-cell>
          <table:table-cell table:style-name="ce1" office:value-type="float" office:value="1.91424" calcext:value-type="float">
            <text:p>1.91424</text:p>
          </table:table-cell>
          <table:table-cell table:style-name="ce1" office:value-type="float" office:value="1.89734" calcext:value-type="float">
            <text:p>1.89734</text:p>
          </table:table-cell>
          <table:table-cell table:style-name="ce1" office:value-type="float" office:value="1.89071" calcext:value-type="float">
            <text:p>1.89071</text:p>
          </table:table-cell>
          <table:table-cell table:style-name="ce1" office:value-type="float" office:value="1.9044" calcext:value-type="float">
            <text:p>1.9044</text:p>
          </table:table-cell>
          <table:table-cell table:style-name="ce1" office:value-type="float" office:value="1.89834" calcext:value-type="float">
            <text:p>1.89834</text:p>
          </table:table-cell>
          <table:table-cell table:style-name="ce1" office:value-type="float" office:value="1.90052" calcext:value-type="float">
            <text:p>1.90052</text:p>
          </table:table-cell>
          <table:table-cell table:style-name="ce1" office:value-type="float" office:value="1.90179" calcext:value-type="float">
            <text:p>1.90179</text:p>
          </table:table-cell>
          <table:table-cell table:style-name="ce1" office:value-type="float" office:value="1.89068" calcext:value-type="float">
            <text:p>1.89068</text:p>
          </table:table-cell>
          <table:table-cell table:style-name="ce1" office:value-type="float" office:value="1.8956" calcext:value-type="float">
            <text:p>1.8956</text:p>
          </table:table-cell>
          <table:table-cell table:style-name="ce1" office:value-type="float" office:value="1.89658" calcext:value-type="float">
            <text:p>1.89658</text:p>
          </table:table-cell>
        </table:table-row>
        <table:table-row table:style-name="ro1">
          <table:table-cell table:style-name="ce1" office:value-type="float" office:value="52000" calcext:value-type="float">
            <text:p>52000</text:p>
          </table:table-cell>
          <table:table-cell table:style-name="ce1" table:formula="of:=([.C40]+[.D40]+[.E40]+[.F40]+[.G40]+[.H40]+[.I40]+[.J40]+[.K40]+[.L40])/10" office:value-type="float" office:value="2.221734" calcext:value-type="float">
            <text:p>2.221734</text:p>
          </table:table-cell>
          <table:table-cell table:style-name="ce1" office:value-type="float" office:value="2.21277" calcext:value-type="float">
            <text:p>2.21277</text:p>
          </table:table-cell>
          <table:table-cell table:style-name="ce1" office:value-type="float" office:value="2.2298" calcext:value-type="float">
            <text:p>2.2298</text:p>
          </table:table-cell>
          <table:table-cell table:style-name="ce1" office:value-type="float" office:value="2.23124" calcext:value-type="float">
            <text:p>2.23124</text:p>
          </table:table-cell>
          <table:table-cell table:style-name="ce1" office:value-type="float" office:value="2.22487" calcext:value-type="float">
            <text:p>2.22487</text:p>
          </table:table-cell>
          <table:table-cell table:style-name="ce1" office:value-type="float" office:value="2.21958" calcext:value-type="float">
            <text:p>2.21958</text:p>
          </table:table-cell>
          <table:table-cell table:style-name="ce1" office:value-type="float" office:value="2.21953" calcext:value-type="float">
            <text:p>2.21953</text:p>
          </table:table-cell>
          <table:table-cell table:style-name="ce1" office:value-type="float" office:value="2.21698" calcext:value-type="float">
            <text:p>2.21698</text:p>
          </table:table-cell>
          <table:table-cell table:style-name="ce1" office:value-type="float" office:value="2.21356" calcext:value-type="float">
            <text:p>2.21356</text:p>
          </table:table-cell>
          <table:table-cell table:style-name="ce1" office:value-type="float" office:value="2.23414" calcext:value-type="float">
            <text:p>2.23414</text:p>
          </table:table-cell>
          <table:table-cell table:style-name="ce1" office:value-type="float" office:value="2.21487" calcext:value-type="float">
            <text:p>2.21487</text:p>
          </table:table-cell>
        </table:table-row>
        <table:table-row table:style-name="ro1">
          <table:table-cell table:style-name="ce1" office:value-type="float" office:value="56000" calcext:value-type="float">
            <text:p>56000</text:p>
          </table:table-cell>
          <table:table-cell table:style-name="ce1" table:formula="of:=([.C41]+[.D41]+[.E41]+[.F41]+[.G41]+[.H41]+[.I41]+[.J41]+[.K41]+[.L41])/10" office:value-type="float" office:value="2.57781" calcext:value-type="float">
            <text:p>2.57781</text:p>
          </table:table-cell>
          <table:table-cell table:style-name="ce1" office:value-type="float" office:value="2.59069" calcext:value-type="float">
            <text:p>2.59069</text:p>
          </table:table-cell>
          <table:table-cell table:style-name="ce1" office:value-type="float" office:value="2.57862" calcext:value-type="float">
            <text:p>2.57862</text:p>
          </table:table-cell>
          <table:table-cell table:style-name="ce1" office:value-type="float" office:value="2.58105" calcext:value-type="float">
            <text:p>2.58105</text:p>
          </table:table-cell>
          <table:table-cell table:style-name="ce1" office:value-type="float" office:value="2.56523" calcext:value-type="float">
            <text:p>2.56523</text:p>
          </table:table-cell>
          <table:table-cell table:style-name="ce1" office:value-type="float" office:value="2.58213" calcext:value-type="float">
            <text:p>2.58213</text:p>
          </table:table-cell>
          <table:table-cell table:style-name="ce1" office:value-type="float" office:value="2.57924" calcext:value-type="float">
            <text:p>2.57924</text:p>
          </table:table-cell>
          <table:table-cell table:style-name="ce1" office:value-type="float" office:value="2.58519" calcext:value-type="float">
            <text:p>2.58519</text:p>
          </table:table-cell>
          <table:table-cell table:style-name="ce1" office:value-type="float" office:value="2.57598" calcext:value-type="float">
            <text:p>2.57598</text:p>
          </table:table-cell>
          <table:table-cell table:style-name="ce1" office:value-type="float" office:value="2.57551" calcext:value-type="float">
            <text:p>2.57551</text:p>
          </table:table-cell>
          <table:table-cell table:style-name="ce1" office:value-type="float" office:value="2.56446" calcext:value-type="float">
            <text:p>2.56446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table:formula="of:=([.C42]+[.D42]+[.E42]+[.F42]+[.G42]+[.H42]+[.I42]+[.J42]+[.K42]+[.L42])/10" office:value-type="float" office:value="2.957033" calcext:value-type="float">
            <text:p>2.957033</text:p>
          </table:table-cell>
          <table:table-cell table:style-name="ce1" office:value-type="float" office:value="2.96842" calcext:value-type="float">
            <text:p>2.96842</text:p>
          </table:table-cell>
          <table:table-cell table:style-name="ce1" office:value-type="float" office:value="2.96099" calcext:value-type="float">
            <text:p>2.96099</text:p>
          </table:table-cell>
          <table:table-cell table:style-name="ce1" office:value-type="float" office:value="2.95463" calcext:value-type="float">
            <text:p>2.95463</text:p>
          </table:table-cell>
          <table:table-cell table:style-name="ce1" office:value-type="float" office:value="2.95565" calcext:value-type="float">
            <text:p>2.95565</text:p>
          </table:table-cell>
          <table:table-cell table:style-name="ce1" office:value-type="float" office:value="2.95234" calcext:value-type="float">
            <text:p>2.95234</text:p>
          </table:table-cell>
          <table:table-cell table:style-name="ce1" office:value-type="float" office:value="2.94548" calcext:value-type="float">
            <text:p>2.94548</text:p>
          </table:table-cell>
          <table:table-cell table:style-name="ce1" office:value-type="float" office:value="2.96778" calcext:value-type="float">
            <text:p>2.96778</text:p>
          </table:table-cell>
          <table:table-cell table:style-name="ce1" office:value-type="float" office:value="2.95785" calcext:value-type="float">
            <text:p>2.95785</text:p>
          </table:table-cell>
          <table:table-cell table:style-name="ce1" office:value-type="float" office:value="2.94632" calcext:value-type="float">
            <text:p>2.94632</text:p>
          </table:table-cell>
          <table:table-cell table:style-name="ce1" office:value-type="float" office:value="2.96087" calcext:value-type="float">
            <text:p>2.96087</text:p>
          </table:table-cell>
        </table:table-row>
        <table:table-row table:style-name="ro1">
          <table:table-cell table:style-name="ce1" office:value-type="float" office:value="64000" calcext:value-type="float">
            <text:p>64000</text:p>
          </table:table-cell>
          <table:table-cell table:style-name="ce1" table:formula="of:=([.C43]+[.D43]+[.E43]+[.F43]+[.G43]+[.H43]+[.I43]+[.J43]+[.K43]+[.L43])/10" office:value-type="float" office:value="3.37416" calcext:value-type="float">
            <text:p>3.37416</text:p>
          </table:table-cell>
          <table:table-cell table:style-name="ce1" office:value-type="float" office:value="3.37833" calcext:value-type="float">
            <text:p>3.37833</text:p>
          </table:table-cell>
          <table:table-cell table:style-name="ce1" office:value-type="float" office:value="3.37839" calcext:value-type="float">
            <text:p>3.37839</text:p>
          </table:table-cell>
          <table:table-cell table:style-name="ce1" office:value-type="float" office:value="3.36595" calcext:value-type="float">
            <text:p>3.36595</text:p>
          </table:table-cell>
          <table:table-cell table:style-name="ce1" office:value-type="float" office:value="3.3745" calcext:value-type="float">
            <text:p>3.3745</text:p>
          </table:table-cell>
          <table:table-cell table:style-name="ce1" office:value-type="float" office:value="3.38828" calcext:value-type="float">
            <text:p>3.38828</text:p>
          </table:table-cell>
          <table:table-cell table:style-name="ce1" office:value-type="float" office:value="3.37542" calcext:value-type="float">
            <text:p>3.37542</text:p>
          </table:table-cell>
          <table:table-cell table:style-name="ce1" office:value-type="float" office:value="3.35572" calcext:value-type="float">
            <text:p>3.35572</text:p>
          </table:table-cell>
          <table:table-cell table:style-name="ce1" office:value-type="float" office:value="3.38592" calcext:value-type="float">
            <text:p>3.38592</text:p>
          </table:table-cell>
          <table:table-cell table:style-name="ce1" office:value-type="float" office:value="3.36773" calcext:value-type="float">
            <text:p>3.36773</text:p>
          </table:table-cell>
          <table:table-cell table:style-name="ce1" office:value-type="float" office:value="3.37136" calcext:value-type="float">
            <text:p>3.37136</text:p>
          </table:table-cell>
        </table:table-row>
        <table:table-row table:style-name="ro1">
          <table:table-cell table:style-name="ce1" office:value-type="float" office:value="68000" calcext:value-type="float">
            <text:p>68000</text:p>
          </table:table-cell>
          <table:table-cell table:style-name="ce1" table:formula="of:=([.C44]+[.D44]+[.E44]+[.F44]+[.G44]+[.H44]+[.I44]+[.J44]+[.K44]+[.L44])/10" office:value-type="float" office:value="3.795755" calcext:value-type="float">
            <text:p>3.795755</text:p>
          </table:table-cell>
          <table:table-cell table:style-name="ce1" office:value-type="float" office:value="3.84553" calcext:value-type="float">
            <text:p>3.84553</text:p>
          </table:table-cell>
          <table:table-cell table:style-name="ce1" office:value-type="float" office:value="3.78194" calcext:value-type="float">
            <text:p>3.78194</text:p>
          </table:table-cell>
          <table:table-cell table:style-name="ce1" office:value-type="float" office:value="3.79663" calcext:value-type="float">
            <text:p>3.79663</text:p>
          </table:table-cell>
          <table:table-cell table:style-name="ce1" office:value-type="float" office:value="3.79244" calcext:value-type="float">
            <text:p>3.79244</text:p>
          </table:table-cell>
          <table:table-cell table:style-name="ce1" office:value-type="float" office:value="3.7859" calcext:value-type="float">
            <text:p>3.7859</text:p>
          </table:table-cell>
          <table:table-cell table:style-name="ce1" office:value-type="float" office:value="3.78568" calcext:value-type="float">
            <text:p>3.78568</text:p>
          </table:table-cell>
          <table:table-cell table:style-name="ce1" office:value-type="float" office:value="3.79405" calcext:value-type="float">
            <text:p>3.79405</text:p>
          </table:table-cell>
          <table:table-cell table:style-name="ce1" office:value-type="float" office:value="3.78215" calcext:value-type="float">
            <text:p>3.78215</text:p>
          </table:table-cell>
          <table:table-cell table:style-name="ce1" office:value-type="float" office:value="3.78757" calcext:value-type="float">
            <text:p>3.78757</text:p>
          </table:table-cell>
          <table:table-cell table:style-name="ce1" office:value-type="float" office:value="3.80566" calcext:value-type="float">
            <text:p>3.80566</text:p>
          </table:table-cell>
        </table:table-row>
        <table:table-row table:style-name="ro1">
          <table:table-cell table:style-name="ce1" office:value-type="float" office:value="72000" calcext:value-type="float">
            <text:p>72000</text:p>
          </table:table-cell>
          <table:table-cell table:style-name="ce1" table:formula="of:=([.C45]+[.D45]+[.E45]+[.F45]+[.G45]+[.H45]+[.I45]+[.J45]+[.K45]+[.L45])/10" office:value-type="float" office:value="4.339826" calcext:value-type="float">
            <text:p>4.339826</text:p>
          </table:table-cell>
          <table:table-cell table:style-name="ce1" office:value-type="float" office:value="4.26068" calcext:value-type="float">
            <text:p>4.26068</text:p>
          </table:table-cell>
          <table:table-cell table:style-name="ce1" office:value-type="float" office:value="4.27159" calcext:value-type="float">
            <text:p>4.27159</text:p>
          </table:table-cell>
          <table:table-cell table:style-name="ce1" office:value-type="float" office:value="4.30665" calcext:value-type="float">
            <text:p>4.30665</text:p>
          </table:table-cell>
          <table:table-cell table:style-name="ce1" office:value-type="float" office:value="4.26938" calcext:value-type="float">
            <text:p>4.26938</text:p>
          </table:table-cell>
          <table:table-cell table:style-name="ce1" office:value-type="float" office:value="4.27734" calcext:value-type="float">
            <text:p>4.27734</text:p>
          </table:table-cell>
          <table:table-cell table:style-name="ce1" office:value-type="float" office:value="4.24834" calcext:value-type="float">
            <text:p>4.24834</text:p>
          </table:table-cell>
          <table:table-cell table:style-name="ce1" office:value-type="float" office:value="4.34983" calcext:value-type="float">
            <text:p>4.34983</text:p>
          </table:table-cell>
          <table:table-cell table:style-name="ce1" office:value-type="float" office:value="4.70495" calcext:value-type="float">
            <text:p>4.70495</text:p>
          </table:table-cell>
          <table:table-cell table:style-name="ce1" office:value-type="float" office:value="4.45725" calcext:value-type="float">
            <text:p>4.45725</text:p>
          </table:table-cell>
          <table:table-cell table:style-name="ce1" office:value-type="float" office:value="4.25225" calcext:value-type="float">
            <text:p>4.25225</text:p>
          </table:table-cell>
        </table:table-row>
        <table:table-row table:style-name="ro1">
          <table:table-cell table:style-name="ce1" office:value-type="float" office:value="76000" calcext:value-type="float">
            <text:p>76000</text:p>
          </table:table-cell>
          <table:table-cell table:style-name="ce1" table:formula="of:=([.C46]+[.D46]+[.E46]+[.F46]+[.G46]+[.H46]+[.I46]+[.J46]+[.K46]+[.L46])/10" office:value-type="float" office:value="4.747083" calcext:value-type="float">
            <text:p>4.747083</text:p>
          </table:table-cell>
          <table:table-cell table:style-name="ce1" office:value-type="float" office:value="4.74331" calcext:value-type="float">
            <text:p>4.74331</text:p>
          </table:table-cell>
          <table:table-cell table:style-name="ce1" office:value-type="float" office:value="4.7399" calcext:value-type="float">
            <text:p>4.7399</text:p>
          </table:table-cell>
          <table:table-cell table:style-name="ce1" office:value-type="float" office:value="4.72654" calcext:value-type="float">
            <text:p>4.72654</text:p>
          </table:table-cell>
          <table:table-cell table:style-name="ce1" office:value-type="float" office:value="4.76194" calcext:value-type="float">
            <text:p>4.76194</text:p>
          </table:table-cell>
          <table:table-cell table:style-name="ce1" office:value-type="float" office:value="4.77072" calcext:value-type="float">
            <text:p>4.77072</text:p>
          </table:table-cell>
          <table:table-cell table:style-name="ce1" office:value-type="float" office:value="4.72571" calcext:value-type="float">
            <text:p>4.72571</text:p>
          </table:table-cell>
          <table:table-cell table:style-name="ce1" office:value-type="float" office:value="4.74901" calcext:value-type="float">
            <text:p>4.74901</text:p>
          </table:table-cell>
          <table:table-cell table:style-name="ce1" office:value-type="float" office:value="4.73356" calcext:value-type="float">
            <text:p>4.73356</text:p>
          </table:table-cell>
          <table:table-cell table:style-name="ce1" office:value-type="float" office:value="4.74395" calcext:value-type="float">
            <text:p>4.74395</text:p>
          </table:table-cell>
          <table:table-cell table:style-name="ce1" office:value-type="float" office:value="4.77619" calcext:value-type="float">
            <text:p>4.77619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table:formula="of:=([.C47]+[.D47]+[.E47]+[.F47]+[.G47]+[.H47]+[.I47]+[.J47]+[.K47]+[.L47])/10" office:value-type="float" office:value="5.261537" calcext:value-type="float">
            <text:p>5.261537</text:p>
          </table:table-cell>
          <table:table-cell table:style-name="ce1" office:value-type="float" office:value="5.25542" calcext:value-type="float">
            <text:p>5.25542</text:p>
          </table:table-cell>
          <table:table-cell table:style-name="ce1" office:value-type="float" office:value="5.27023" calcext:value-type="float">
            <text:p>5.27023</text:p>
          </table:table-cell>
          <table:table-cell table:style-name="ce1" office:value-type="float" office:value="5.24186" calcext:value-type="float">
            <text:p>5.24186</text:p>
          </table:table-cell>
          <table:table-cell table:style-name="ce1" office:value-type="float" office:value="5.26192" calcext:value-type="float">
            <text:p>5.26192</text:p>
          </table:table-cell>
          <table:table-cell table:style-name="ce1" office:value-type="float" office:value="5.26386" calcext:value-type="float">
            <text:p>5.26386</text:p>
          </table:table-cell>
          <table:table-cell table:style-name="ce1" office:value-type="float" office:value="5.2973" calcext:value-type="float">
            <text:p>5.2973</text:p>
          </table:table-cell>
          <table:table-cell table:style-name="ce1" office:value-type="float" office:value="5.25218" calcext:value-type="float">
            <text:p>5.25218</text:p>
          </table:table-cell>
          <table:table-cell table:style-name="ce1" office:value-type="float" office:value="5.26294" calcext:value-type="float">
            <text:p>5.26294</text:p>
          </table:table-cell>
          <table:table-cell table:style-name="ce1" office:value-type="float" office:value="5.24744" calcext:value-type="float">
            <text:p>5.24744</text:p>
          </table:table-cell>
          <table:table-cell table:style-name="ce1" office:value-type="float" office:value="5.26222" calcext:value-type="float">
            <text:p>5.26222</text:p>
          </table:table-cell>
        </table:table-row>
        <table:table-row table:style-name="ro1">
          <table:table-cell table:style-name="ce1" office:value-type="float" office:value="84000" calcext:value-type="float">
            <text:p>84000</text:p>
          </table:table-cell>
          <table:table-cell table:style-name="ce1" table:formula="of:=([.C48]+[.D48]+[.E48]+[.F48]+[.G48]+[.H48]+[.I48]+[.J48]+[.K48]+[.L48])/10" office:value-type="float" office:value="5.785753" calcext:value-type="float">
            <text:p>5.785753</text:p>
          </table:table-cell>
          <table:table-cell table:style-name="ce1" office:value-type="float" office:value="5.79045" calcext:value-type="float">
            <text:p>5.79045</text:p>
          </table:table-cell>
          <table:table-cell table:style-name="ce1" office:value-type="float" office:value="5.7972" calcext:value-type="float">
            <text:p>5.7972</text:p>
          </table:table-cell>
          <table:table-cell table:style-name="ce1" office:value-type="float" office:value="5.77781" calcext:value-type="float">
            <text:p>5.77781</text:p>
          </table:table-cell>
          <table:table-cell table:style-name="ce1" office:value-type="float" office:value="5.78846" calcext:value-type="float">
            <text:p>5.78846</text:p>
          </table:table-cell>
          <table:table-cell table:style-name="ce1" office:value-type="float" office:value="5.80487" calcext:value-type="float">
            <text:p>5.80487</text:p>
          </table:table-cell>
          <table:table-cell table:style-name="ce1" office:value-type="float" office:value="5.78074" calcext:value-type="float">
            <text:p>5.78074</text:p>
          </table:table-cell>
          <table:table-cell table:style-name="ce1" office:value-type="float" office:value="5.77372" calcext:value-type="float">
            <text:p>5.77372</text:p>
          </table:table-cell>
          <table:table-cell table:style-name="ce1" office:value-type="float" office:value="5.78082" calcext:value-type="float">
            <text:p>5.78082</text:p>
          </table:table-cell>
          <table:table-cell table:style-name="ce1" office:value-type="float" office:value="5.76297" calcext:value-type="float">
            <text:p>5.76297</text:p>
          </table:table-cell>
          <table:table-cell table:style-name="ce1" office:value-type="float" office:value="5.80049" calcext:value-type="float">
            <text:p>5.80049</text:p>
          </table:table-cell>
        </table:table-row>
        <table:table-row table:style-name="ro1">
          <table:table-cell table:style-name="ce1" office:value-type="float" office:value="88000" calcext:value-type="float">
            <text:p>88000</text:p>
          </table:table-cell>
          <table:table-cell table:style-name="ce1" table:formula="of:=([.C49]+[.D49]+[.E49]+[.F49]+[.G49]+[.H49]+[.I49]+[.J49]+[.K49]+[.L49])/10" office:value-type="float" office:value="6.413192" calcext:value-type="float">
            <text:p>6.413192</text:p>
          </table:table-cell>
          <table:table-cell table:style-name="ce1" office:value-type="float" office:value="6.40834" calcext:value-type="float">
            <text:p>6.40834</text:p>
          </table:table-cell>
          <table:table-cell table:style-name="ce1" office:value-type="float" office:value="6.38501" calcext:value-type="float">
            <text:p>6.38501</text:p>
          </table:table-cell>
          <table:table-cell table:style-name="ce1" office:value-type="float" office:value="6.40125" calcext:value-type="float">
            <text:p>6.40125</text:p>
          </table:table-cell>
          <table:table-cell table:style-name="ce1" office:value-type="float" office:value="6.37443" calcext:value-type="float">
            <text:p>6.37443</text:p>
          </table:table-cell>
          <table:table-cell table:style-name="ce1" office:value-type="float" office:value="6.39647" calcext:value-type="float">
            <text:p>6.39647</text:p>
          </table:table-cell>
          <table:table-cell table:style-name="ce1" office:value-type="float" office:value="6.36493" calcext:value-type="float">
            <text:p>6.36493</text:p>
          </table:table-cell>
          <table:table-cell table:style-name="ce1" office:value-type="float" office:value="6.37161" calcext:value-type="float">
            <text:p>6.37161</text:p>
          </table:table-cell>
          <table:table-cell table:style-name="ce1" office:value-type="float" office:value="6.40176" calcext:value-type="float">
            <text:p>6.40176</text:p>
          </table:table-cell>
          <table:table-cell table:style-name="ce1" office:value-type="float" office:value="6.55272" calcext:value-type="float">
            <text:p>6.55272</text:p>
          </table:table-cell>
          <table:table-cell table:style-name="ce1" office:value-type="float" office:value="6.4754" calcext:value-type="float">
            <text:p>6.4754</text:p>
          </table:table-cell>
        </table:table-row>
        <table:table-row table:style-name="ro1">
          <table:table-cell table:style-name="ce1" office:value-type="float" office:value="92000" calcext:value-type="float">
            <text:p>92000</text:p>
          </table:table-cell>
          <table:table-cell table:style-name="ce1" table:formula="of:=([.C50]+[.D50]+[.E50]+[.F50]+[.G50]+[.H50]+[.I50]+[.J50]+[.K50]+[.L50])/10" office:value-type="float" office:value="7.042922" calcext:value-type="float">
            <text:p>7.042922</text:p>
          </table:table-cell>
          <table:table-cell table:style-name="ce1" office:value-type="float" office:value="7.05084" calcext:value-type="float">
            <text:p>7.05084</text:p>
          </table:table-cell>
          <table:table-cell table:style-name="ce1" office:value-type="float" office:value="6.97721" calcext:value-type="float">
            <text:p>6.97721</text:p>
          </table:table-cell>
          <table:table-cell table:style-name="ce1" office:value-type="float" office:value="6.99745" calcext:value-type="float">
            <text:p>6.99745</text:p>
          </table:table-cell>
          <table:table-cell table:style-name="ce1" office:value-type="float" office:value="7.1643" calcext:value-type="float">
            <text:p>7.1643</text:p>
          </table:table-cell>
          <table:table-cell table:style-name="ce1" office:value-type="float" office:value="7.31583" calcext:value-type="float">
            <text:p>7.31583</text:p>
          </table:table-cell>
          <table:table-cell table:style-name="ce1" office:value-type="float" office:value="6.96697" calcext:value-type="float">
            <text:p>6.96697</text:p>
          </table:table-cell>
          <table:table-cell table:style-name="ce1" office:value-type="float" office:value="7.00213" calcext:value-type="float">
            <text:p>7.00213</text:p>
          </table:table-cell>
          <table:table-cell table:style-name="ce1" office:value-type="float" office:value="6.98282" calcext:value-type="float">
            <text:p>6.98282</text:p>
          </table:table-cell>
          <table:table-cell table:style-name="ce1" office:value-type="float" office:value="6.97614" calcext:value-type="float">
            <text:p>6.97614</text:p>
          </table:table-cell>
          <table:table-cell table:style-name="ce1" office:value-type="float" office:value="6.99553" calcext:value-type="float">
            <text:p>6.99553</text:p>
          </table:table-cell>
        </table:table-row>
        <table:table-row table:style-name="ro1">
          <table:table-cell table:style-name="ce1" office:value-type="float" office:value="96000" calcext:value-type="float">
            <text:p>96000</text:p>
          </table:table-cell>
          <table:table-cell table:style-name="ce1" table:formula="of:=([.C51]+[.D51]+[.E51]+[.F51]+[.G51]+[.H51]+[.I51]+[.J51]+[.K51]+[.L51])/10" office:value-type="float" office:value="7.657275" calcext:value-type="float">
            <text:p>7.657275</text:p>
          </table:table-cell>
          <table:table-cell table:style-name="ce1" office:value-type="float" office:value="8.43018" calcext:value-type="float">
            <text:p>8.43018</text:p>
          </table:table-cell>
          <table:table-cell table:style-name="ce1" office:value-type="float" office:value="7.67828" calcext:value-type="float">
            <text:p>7.67828</text:p>
          </table:table-cell>
          <table:table-cell table:style-name="ce1" office:value-type="float" office:value="7.58662" calcext:value-type="float">
            <text:p>7.58662</text:p>
          </table:table-cell>
          <table:table-cell table:style-name="ce1" office:value-type="float" office:value="7.56452" calcext:value-type="float">
            <text:p>7.56452</text:p>
          </table:table-cell>
          <table:table-cell table:style-name="ce1" office:value-type="float" office:value="7.57438" calcext:value-type="float">
            <text:p>7.57438</text:p>
          </table:table-cell>
          <table:table-cell table:style-name="ce1" office:value-type="float" office:value="7.58023" calcext:value-type="float">
            <text:p>7.58023</text:p>
          </table:table-cell>
          <table:table-cell table:style-name="ce1" office:value-type="float" office:value="7.53173" calcext:value-type="float">
            <text:p>7.53173</text:p>
          </table:table-cell>
          <table:table-cell table:style-name="ce1" office:value-type="float" office:value="7.55246" calcext:value-type="float">
            <text:p>7.55246</text:p>
          </table:table-cell>
          <table:table-cell table:style-name="ce1" office:value-type="float" office:value="7.54443" calcext:value-type="float">
            <text:p>7.54443</text:p>
          </table:table-cell>
          <table:table-cell table:style-name="ce1" office:value-type="float" office:value="7.52992" calcext:value-type="float">
            <text:p>7.52992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table:formula="of:=([.C52]+[.D52]+[.E52]+[.F52]+[.G52]+[.H52]+[.I52]+[.J52]+[.K52]+[.L52])/10" office:value-type="float" office:value="8.246308" calcext:value-type="float">
            <text:p>8.246308</text:p>
          </table:table-cell>
          <table:table-cell table:style-name="ce1" office:value-type="float" office:value="8.26389" calcext:value-type="float">
            <text:p>8.26389</text:p>
          </table:table-cell>
          <table:table-cell table:style-name="ce1" office:value-type="float" office:value="8.25684" calcext:value-type="float">
            <text:p>8.25684</text:p>
          </table:table-cell>
          <table:table-cell table:style-name="ce1" office:value-type="float" office:value="8.20495" calcext:value-type="float">
            <text:p>8.20495</text:p>
          </table:table-cell>
          <table:table-cell table:style-name="ce1" office:value-type="float" office:value="8.20974" calcext:value-type="float">
            <text:p>8.20974</text:p>
          </table:table-cell>
          <table:table-cell table:style-name="ce1" office:value-type="float" office:value="8.23968" calcext:value-type="float">
            <text:p>8.23968</text:p>
          </table:table-cell>
          <table:table-cell table:style-name="ce1" office:value-type="float" office:value="8.19473" calcext:value-type="float">
            <text:p>8.19473</text:p>
          </table:table-cell>
          <table:table-cell table:style-name="ce1" office:value-type="float" office:value="8.24718" calcext:value-type="float">
            <text:p>8.24718</text:p>
          </table:table-cell>
          <table:table-cell table:style-name="ce1" office:value-type="float" office:value="8.22027" calcext:value-type="float">
            <text:p>8.22027</text:p>
          </table:table-cell>
          <table:table-cell table:style-name="ce1" office:value-type="float" office:value="8.23894" calcext:value-type="float">
            <text:p>8.23894</text:p>
          </table:table-cell>
          <table:table-cell table:style-name="ce1" office:value-type="float" office:value="8.38686" calcext:value-type="float">
            <text:p>8.38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39:08.624846933</meta:creation-date>
    <dc:date>2020-03-10T23:44:17.980560261</dc:date>
    <meta:editing-duration>PT5M10S</meta:editing-duration>
    <meta:editing-cycles>1</meta:editing-cycles>
    <meta:document-statistic meta:table-count="1" meta:cell-count="6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Sheet1.A1:Sheet1.B25 Sheet1.B28:Sheet1.B52" chart:data-source-has-labels="row" svg:x="0.32cm" svg:y="0.18cm" svg:width="12.614cm" svg:height="8.64cm">
          <chartooo:coordinate-region svg:x="0.756cm" svg:y="0.379cm" svg:width="11.6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" loext:label-string="quicksort" chart:class="chart:scatter">
            <chart:domain table:cell-range-address="Sheet1.A1:Sheet1.A25"/>
            <chart:data-point chart:repeated="25"/>
          </chart:series>
          <chart:series chart:style-name="ch7" chart:values-cell-range-address="Sheet1.B28:Sheet1.B52" loext:label-string="insercion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sort</text:p>
              </table:table-cell>
              <table:table-cell office:value-type="string">
                <text:p>inserc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1:Sheet1.A25</svg:desc>
                </draw:g>
              </table:table-cell>
              <table:table-cell office:value-type="float" office:value="0.0003836">
                <text:p>0.0003836</text:p>
                <draw:g>
                  <svg:desc>Sheet1.B1:Sheet1.B25</svg:desc>
                </draw:g>
              </table:table-cell>
              <table:table-cell office:value-type="float" office:value="0.013685">
                <text:p>0.013685</text:p>
                <draw:g>
                  <svg:desc>Sheet1.B28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08658">
                <text:p>0.0008658</text:p>
              </table:table-cell>
              <table:table-cell office:value-type="float" office:value="0.0524105">
                <text:p>0.0524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2604">
                <text:p>0.0012604</text:p>
              </table:table-cell>
              <table:table-cell office:value-type="float" office:value="0.1178577">
                <text:p>0.1178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16322">
                <text:p>0.0016322</text:p>
              </table:table-cell>
              <table:table-cell office:value-type="float" office:value="0.2093507">
                <text:p>0.209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20969">
                <text:p>0.0020969</text:p>
              </table:table-cell>
              <table:table-cell office:value-type="float" office:value="0.3272508">
                <text:p>0.3272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25365">
                <text:p>0.0025365</text:p>
              </table:table-cell>
              <table:table-cell office:value-type="float" office:value="0.4726259">
                <text:p>0.472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2997">
                <text:p>0.002997</text:p>
              </table:table-cell>
              <table:table-cell office:value-type="float" office:value="0.6425901">
                <text:p>0.6425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34228">
                <text:p>0.0034228</text:p>
              </table:table-cell>
              <table:table-cell office:value-type="float" office:value="0.8407799">
                <text:p>0.8407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39299">
                <text:p>0.0039299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43796">
                <text:p>0.0043796</text:p>
              </table:table-cell>
              <table:table-cell office:value-type="float" office:value="1.309767">
                <text:p>1.309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4812">
                <text:p>0.004812</text:p>
              </table:table-cell>
              <table:table-cell office:value-type="float" office:value="1.582734">
                <text:p>1.582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53056">
                <text:p>0.0053056</text:p>
              </table:table-cell>
              <table:table-cell office:value-type="float" office:value="1.89902">
                <text:p>1.89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57686">
                <text:p>0.0057686</text:p>
              </table:table-cell>
              <table:table-cell office:value-type="float" office:value="2.221734">
                <text:p>2.221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063214">
                <text:p>0.0063214</text:p>
              </table:table-cell>
              <table:table-cell office:value-type="float" office:value="2.57781">
                <text:p>2.57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069199">
                <text:p>0.0069199</text:p>
              </table:table-cell>
              <table:table-cell office:value-type="float" office:value="2.957033">
                <text:p>2.957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073806">
                <text:p>0.0073806</text:p>
              </table:table-cell>
              <table:table-cell office:value-type="float" office:value="3.37416">
                <text:p>3.37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077656">
                <text:p>0.0077656</text:p>
              </table:table-cell>
              <table:table-cell office:value-type="float" office:value="3.795755">
                <text:p>3.79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081145">
                <text:p>0.0081145</text:p>
              </table:table-cell>
              <table:table-cell office:value-type="float" office:value="4.339826">
                <text:p>4.339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087556">
                <text:p>0.0087556</text:p>
              </table:table-cell>
              <table:table-cell office:value-type="float" office:value="4.747083">
                <text:p>4.747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092896">
                <text:p>0.0092896</text:p>
              </table:table-cell>
              <table:table-cell office:value-type="float" office:value="5.261537">
                <text:p>5.26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096516">
                <text:p>0.0096516</text:p>
              </table:table-cell>
              <table:table-cell office:value-type="float" office:value="5.785753">
                <text:p>5.785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04628">
                <text:p>0.0104628</text:p>
              </table:table-cell>
              <table:table-cell office:value-type="float" office:value="6.413192">
                <text:p>6.413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07829">
                <text:p>0.0107829</text:p>
              </table:table-cell>
              <table:table-cell office:value-type="float" office:value="7.042922">
                <text:p>7.042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11901">
                <text:p>0.0111901</text:p>
              </table:table-cell>
              <table:table-cell office:value-type="float" office:value="7.657275">
                <text:p>7.657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25121">
                <text:p>0.0125121</text:p>
              </table:table-cell>
              <table:table-cell office:value-type="float" office:value="8.246308">
                <text:p>8.246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